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31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SALMIST (131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PSALMIST (131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e is not haughty (131:1).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e is still and quiet (131:2).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31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PSALMIST (131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OPLE (131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31 </dc:title>
    <meta:initial-creator>David STRICKLAND</meta:initial-creator>
    <dc:creator>David STRICKLAND</dc:creator>
    <meta:creation-date>2020-02-23T23:21:09Z</meta:creation-date>
    <dc:date>2020-02-23T23:21:09Z</dc:date>
    <meta:template xlink:href="BibleStudy" xlink:type="simple"/>
    <meta:editing-cycles>1</meta:editing-cycles>
    <meta:editing-duration>PT0S</meta:editing-duration>
    <meta:document-statistic meta:paragraph-count="8" meta:word-count="41"/>
  </office:meta>
</office:document-meta>
</file>